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C0000033FCB1892B0BA11D2BE.png" manifest:media-type="image/png"/>
  <manifest:file-entry manifest:full-path="Pictures/100000010000055D00000328E5B611982A6A2356.png" manifest:media-type="image/png"/>
  <manifest:file-entry manifest:full-path="Pictures/10000001000002DD000001C8020273B0F9A111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3854in" svg:y="-0.4744in" svg:width="6.6929in" svg:height="4.1634in" draw:z-index="0"><draw:image xlink:href="Pictures/10000001000002DD000001C8020273B0F9A111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6929in" svg:height="3.9382in" draw:z-index="1"><draw:image xlink:href="Pictures/100000010000055D00000328E5B611982A6A23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6929in" svg:height="3.4161in" draw:z-index="2"><draw:image xlink:href="Pictures/100000010000065C0000033FCB1892B0BA11D2B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20:40:02.713459635</meta:creation-date>
    <dc:date>2024-01-24T21:46:06.940055921</dc:date>
    <meta:editing-duration>PT55M53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